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1f56f" officeooo:paragraph-rsid="0011f56f" style:font-size-asian="15.75pt" style:font-size-complex="18pt"/>
    </style:style>
    <style:style style:name="P3" style:family="paragraph" style:parent-style-name="Standard">
      <style:text-properties fo:font-size="18pt" officeooo:rsid="00144084" officeooo:paragraph-rsid="00144084" style:font-size-asian="15.75pt" style:font-size-complex="18pt"/>
    </style:style>
    <style:style style:name="P4" style:family="paragraph" style:parent-style-name="Standard">
      <style:text-properties fo:font-size="18pt" officeooo:rsid="00163a91" officeooo:paragraph-rsid="00163a91" style:font-size-asian="15.75pt" style:font-size-complex="18pt"/>
    </style:style>
    <style:style style:name="P5" style:family="paragraph" style:parent-style-name="Standard">
      <style:text-properties fo:font-size="18pt" officeooo:rsid="001671ec" officeooo:paragraph-rsid="001671ec" style:font-size-asian="15.75pt" style:font-size-complex="18pt"/>
    </style:style>
    <style:style style:name="P6" style:family="paragraph" style:parent-style-name="Standard">
      <style:text-properties fo:font-size="18pt" officeooo:rsid="0017bd58" officeooo:paragraph-rsid="0017bd58" style:font-size-asian="15.75pt" style:font-size-complex="18pt"/>
    </style:style>
    <style:style style:name="P7" style:family="paragraph" style:parent-style-name="Standard">
      <style:text-properties fo:font-size="18pt" officeooo:rsid="001aaf06" officeooo:paragraph-rsid="001aaf06" style:font-size-asian="15.75pt" style:font-size-complex="18pt"/>
    </style:style>
    <style:style style:name="P8" style:family="paragraph" style:parent-style-name="Standard">
      <style:text-properties fo:font-size="18pt" officeooo:rsid="001afbf6" officeooo:paragraph-rsid="001afbf6" style:font-size-asian="15.75pt" style:font-size-complex="18pt"/>
    </style:style>
    <style:style style:name="P9" style:family="paragraph" style:parent-style-name="Standard">
      <style:text-properties fo:font-size="18pt" officeooo:paragraph-rsid="001d43c3" style:font-size-asian="15.75pt" style:font-size-complex="18pt"/>
    </style:style>
    <style:style style:name="P10" style:family="paragraph" style:parent-style-name="Standard">
      <style:text-properties fo:font-size="18pt" fo:font-weight="bold" officeooo:rsid="00136d5a" officeooo:paragraph-rsid="00136d5a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63a91" officeooo:paragraph-rsid="00163a91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6dea9" officeooo:paragraph-rsid="0016dea9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999e1" officeooo:paragraph-rsid="001999e1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fo:font-size="18pt" fo:font-weight="bold" officeooo:rsid="000fd9a3" officeooo:paragraph-rsid="000fd9a3" style:font-size-asian="15.75pt" style:font-weight-asian="bold" style:font-size-complex="18pt" style:font-weight-complex="bold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letter-spacing="normal" officeooo:rsid="001e29a0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d43c3"/>
    </style:style>
    <style:style style:name="T9" style:family="text">
      <style:text-properties officeooo:rsid="001e29a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rraform state</text:p>
      <text:p text:style-name="Standard"><text:span text:style-name="T7">Which location is the terraform </text:span><text:span text:style-name="Source_20_Text"><text:span text:style-name="T7">state file </text:span></text:span><text:span text:style-name="T7">stored by default?</text:span></text:p>
      <text:p text:style-name="P2">Inside the configuration directory</text:p>
      <text:p text:style-name="P4"/>
      <text:p text:style-name="P10">Which option should we use to disable state?</text:p>
      <text:p text:style-name="P3">We can not disable statee.</text:p>
      <text:p text:style-name="P3"/>
      <text:p text:style-name="P11">Which format is the state file stored in by default?</text:p>
      <text:p text:style-name="P5">JSON</text:p>
      <text:p text:style-name="P1"/>
      <text:p text:style-name="P12">Which of the following commands does not refresh the state?</text:p>
      <text:p text:style-name="P6">Terraform init</text:p>
      <text:p text:style-name="P6"/>
      <text:p text:style-name="P13">Which is the name of the state file that is created by default?</text:p>
      <text:p text:style-name="P7">Terraform.tfstate</text:p>
      <text:p text:style-name="P7"/>
      <text:p text:style-name="Standard"><text:span text:style-name="T7">Navigate to the configuration directory </text:span><text:span text:style-name="Source_20_Text"><text:span text:style-name="T7">/root/terraform-projects/project-flash </text:span></text:span><text:span text:style-name="T7">we have created a few configuration files here. The directory has been initialized and the provider plugins downloaded inside the </text:span><text:span text:style-name="Source_20_Text"><text:span text:style-name="T7">.terraform </text:span></text:span><text:span text:style-name="T7">directory. However, there is no </text:span><text:span text:style-name="Source_20_Text"><text:span text:style-name="T7">terraform.tfstate </text:span></text:span><text:span text:style-name="T7">file created. Why is that?</text:span></text:p>
      <text:p text:style-name="P8">Terraform apply was not run</text:p>
      <text:p text:style-name="P8"/>
      <text:p text:style-name="Standard"><text:span text:style-name="T7">Run the </text:span><text:span text:style-name="Source_20_Text"><text:span text:style-name="T7">terraform show </text:span></text:span><text:span text:style-name="T7">command and identify the </text:span><text:span text:style-name="Source_20_Text"><text:span text:style-name="T7">id </text:span></text:span><text:span text:style-name="T7">created for the resource called </text:span><text:span text:style-name="Source_20_Text"><text:span text:style-name="T7">speed_force</text:span></text:span><text:span text:style-name="T7">.</text:span></text:p>
      <text:p text:style-name="P9"><text:span text:style-name="T8">No detail printed – There is no state fil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00:00:05.876008231</meta:creation-date>
    <dc:date>2024-04-24T00:09:45.839603125</dc:date>
    <meta:editing-duration>PT9M30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15" meta:word-count="132" meta:character-count="850" meta:non-whitespace-character-count="732"/>
  </office:meta>
</office:document-meta>
</file>